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5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2cm"/>
    </style:style>
    <style:style style:name="pr6" style:family="presentation" style:parent-style-name="Padrão-subtitle">
      <style:graphic-properties draw:fill-color="#ffffff" fo:min-height="19.963cm"/>
    </style:style>
    <style:style style:name="pr7" style:family="presentation" style:parent-style-name="Padrão-subtitle">
      <style:graphic-properties draw:fill-color="#ffffff" fo:min-height="19.763cm"/>
    </style:style>
    <style:style style:name="pr8" style:family="presentation" style:parent-style-name="Padrão-subtitle">
      <style:graphic-properties draw:fill-color="#ffffff" draw:textarea-vertical-align="middle" fo:min-height="19.363cm"/>
    </style:style>
    <style:style style:name="P1" style:family="paragraph">
      <style:text-properties fo:font-size="88pt" style:font-size-asian="88pt" style:font-size-complex="88pt"/>
    </style:style>
    <style:style style:name="P2" style:family="paragraph">
      <loext:graphic-properties draw:fill-color="#ffffff"/>
      <style:text-properties fo:font-size="88pt" style:font-size-asian="88pt" style:font-size-complex="88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9.363cm" svg:x="1.4cm" svg:y="0.837cm" presentation:class="subtitle" presentation:user-transformed="true">
          <draw:text-box>
            <text:p text:style-name="P1"><text:span text:style-name="T1">É inédi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2">Não dá para explicar o que Deus vai fazer, porque poder não se explica, glorifica quem quer receb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3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É inédito, o que acontece quando</text:span></text:p>
            <text:p text:style-name="P4"><text:span text:style-name="T2">o povo de Deus reunido está.</text:span></text:p>
            <text:p text:style-name="P4"><text:span text:style-name="T2">Ninguém sabe como vai ser o culto, sente que a glória vai</text:span></text:p>
            <text:p text:style-name="P4"><text:span text:style-name="T2">enchendo o lugar.</text:span></text:p>
            <text:p text:style-name="P4"><text:span text:style-name="T2">No começo até parece igual, porém o que ninguém explica é o final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3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Deus tem sempre uma grande <text:s/>surpresa em festa espiritual.</text:span></text:p>
            <text:p text:style-name="P4"><text:span text:style-name="T2">De repente o Espírito muda o programa, é muita unção,</text:span></text:p>
            <text:p text:style-name="P4"><text:span text:style-name="T2">glória que Deus derrama.</text:span></text:p>
            <text:p text:style-name="P4"><text:span text:style-name="T2">A igreja se alegra,canta e dá glória.</text:span></text:p>
            <text:p text:style-name="P4"><text:span text:style-name="T2">O mal vai embora, é fogo é chama.</text:span></text:p>
            <text:p text:style-name="P4"><text:span text:style-name="T2">Inédito, é uma surpresa o agir do Senhor.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5" draw:text-style-name="P5" draw:layer="layout" svg:width="25.8cm" svg:height="19.2cm" svg:x="1.2cm" svg:y="1.2cm" presentation:class="subtitle" presentation:user-transformed="true">
          <draw:text-box>
            <text:p text:style-name="P4"><text:span text:style-name="T2">Ele cura, batiza, transforma, liberta, opera milagres, abençoa o povo.</text:span></text:p>
            <text:p text:style-name="P4"><text:span text:style-name="T2">Pode agir da mesma maneira mas o que Deus faz é nov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5" draw:text-style-name="P3" draw:layer="layout" svg:width="25.8cm" svg:height="19.2cm" svg:x="1.2cm" svg:y="1.2cm" presentation:class="subtitle" presentation:user-transformed="true">
          <draw:text-box>
            <text:p text:style-name="P4"><text:span text:style-name="T2">Ele cura, batiza, transforma, liberta, opera milagres, abençoa o povo.</text:span></text:p>
            <text:p text:style-name="P4"><text:span text:style-name="T2">Pode agir da mesma maneira mas o que Deus faz é nov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6" draw:text-style-name="P5" draw:layer="layout" svg:width="27.275cm" svg:height="19.963cm" svg:x="0.4cm" svg:y="0.837cm" presentation:class="subtitle" presentation:user-transformed="true">
          <draw:text-box>
            <text:p text:style-name="P4"><text:span text:style-name="T2">Quem nunca cantou então comece a louvar,quem nunca chorou não pode segurar,as lágrimas descem dos olhos,não resiste a glória</text:span></text:p>
            <text:p text:style-name="P4"><text:span text:style-name="T2">que envolve o lugar.</text:span></text:p>
            <text:p text:style-name="P4"><text:span text:style-name="T2">Quem chegou ferido se esquece da dor, quem entrou</text:span></text:p>
            <text:p text:style-name="P4"><text:span text:style-name="T2">perdendo sai vencedor.</text:span></text:p>
            <text:p text:style-name="P4"><text:span text:style-name="T2">É inédito, é uma surpresa</text:span></text:p>
            <text:p text:style-name="P4"><text:span text:style-name="T2">o agir do Senh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7" draw:text-style-name="P5" draw:layer="layout" svg:width="25.199cm" svg:height="19.763cm" svg:x="1.4cm" svg:y="0.837cm" presentation:class="subtitle" presentation:user-transformed="true">
          <draw:text-box>
            <text:p text:style-name="P4"><text:span text:style-name="T2">Pela primeira vez Deus respondeu o altar, pela primeira vez o fogo veio queimar, pela primeira vez a muralha caiu, pela primeira vez o grande mar se abriu.</text:span></text:p>
            <text:p text:style-name="P4"><text:span text:style-name="T2">Pode ser hoje a primeira vez, você vai sentir o que nunca sentiu.</text:span></text:p>
            <text:p text:style-name="P4"><text:span text:style-name="T2">Fogo, poder e unção.</text:span></text:p>
            <text:p text:style-name="P4"><text:span text:style-name="T2">Fogo, poder e unção.</text:span></text:p>
            <text:p text:style-name="P4"><text:span text:style-name="T2">Pode ser hoje, pode ser hoje, pode ser hoje, pode ser ho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6" draw:text-style-name="P5" draw:layer="layout" svg:width="27.275cm" svg:height="19.963cm" svg:x="0.4cm" svg:y="0.837cm" presentation:class="subtitle" presentation:user-transformed="true">
          <draw:text-box>
            <text:p text:style-name="P4"><text:span text:style-name="T2">Quem nunca cantou então comece a louvar,quem nunca chorou não pode segurar,as lágrimas descem dos olhos,não resiste a glória</text:span></text:p>
            <text:p text:style-name="P4"><text:span text:style-name="T2">que envolve o lugar.</text:span></text:p>
            <text:p text:style-name="P4"><text:span text:style-name="T2">Quem chegou ferido se esquece da dor, quem entrou</text:span></text:p>
            <text:p text:style-name="P4"><text:span text:style-name="T2">perdendo sai vencedor.</text:span></text:p>
            <text:p text:style-name="P4"><text:span text:style-name="T2">É inédito, é uma surpresa</text:span></text:p>
            <text:p text:style-name="P4"><text:span text:style-name="T2">o agir do Senh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5" draw:text-style-name="P5" draw:layer="layout" svg:width="25.8cm" svg:height="19.2cm" svg:x="1.2cm" svg:y="1.2cm" presentation:class="subtitle" presentation:user-transformed="true">
          <draw:text-box>
            <text:p text:style-name="P4"><text:span text:style-name="T2">Ele cura, batiza, transforma, liberta, opera milagres, abençoa o povo.</text:span></text:p>
            <text:p text:style-name="P4"><text:span text:style-name="T2">Pode agir da mesma maneira mas o que Deus faz é nov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8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2">Ele opera milagres, abençoa o povo,o que Deus faz é novo.</text:span></text:p>
            <text:p text:style-name="P4"><text:span text:style-name="T2">Ele cura, batiza,transforma, libertares,opera milagres abençoa o povo, pode agir da mesma maneira. O que Deus faz é novo.</text:span></text:p>
            <text:p text:style-name="P4"><text:span text:style-name="T2">É inédito.</text:span></text:p>
            <text:p text:style-name="P4"><text:span text:style-name="T2">É inédito.</text:span></text:p>
            <text:p text:style-name="P4"><text:span text:style-name="T2">É inédit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16:17:52.269338245</meta:creation-date>
    <dc:date>2017-01-07T11:43:20.275111053</dc:date>
    <meta:editing-duration>PT5M57S</meta:editing-duration>
    <meta:editing-cycles>11</meta:editing-cycles>
    <meta:generator>LibreOffice/5.2.4.2.1$Linux_X86_64 LibreOffice_project/20m0$Build-2</meta:generator>
    <meta:document-statistic meta:object-count="54"/>
  </office:meta>
</office:document-meta>
</file>